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Paragraphe_20_de_20_liste" style:list-style-name="L1"/>
    <style:style style:name="T1" style:family="text">
      <style:text-properties style:font-name="Wingdings" style:font-name-asian="Wingdings" style:font-name-complex="Wingdings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intes de développement : </text:p>
      <text:list xml:id="list1416628116" text:style-name="L1">
        <text:list-item>
          <text:p text:style-name="P2">Lorsqu’un prof modifie ses informations, les modifications sont répercutées sur l’annuaire des professeurs, si besoin.</text:p>
        </text:list-item>
        <text:list-item>
          <text:p text:style-name="P2">Partage de docs <text:span text:style-name="Police_20_par_20_défaut"><text:span text:style-name="T1"></text:span></text:span> Documents uniquement + un message « titre » seulement.</text:p>
        </text:list-item>
        <text:list-item>
          <text:p text:style-name="P2">Messages Privés <text:span text:style-name="Police_20_par_20_défaut"><text:span text:style-name="T1"></text:span></text:span> Pièces Jointes + Titre + message (tout optionnel).</text:p>
        </text:list-item>
        <text:list-item>
          <text:p text:style-name="P2">Forum <text:span text:style-name="Police_20_par_20_défaut"><text:span text:style-name="T1"></text:span></text:span> Avec pièces jointes ou non (à revoir).</text:p>
        </text:list-item>
        <text:list-item>
          <text:p text:style-name="P2">On considère que tous les profs DOIVENT entrer les absences de leurs cours.</text:p>
        </text:list-item>
        <text:list-item>
          <text:p text:style-name="P2">Seul(e) le(la) responsable de promotion peut entrer les justificatifs d’absences. </text:p>
        </text:list-item>
      </text:list>
      <text:p text:style-name="Normal">CU à part</text:p>
      <text:p text:style-name="Normal">-Fonction recherche (par type ou par nom de documents).</text:p>
      <text:p text:style-name="Sans_20_interligne">-Affichage d’un plan du bâtiment, si possible, un peu interactif (faisable avec hover)</text:p>
      <text:p text:style-name="Sans_20_interligne"><text:tab/>(Afficher l’emploi du temps de la salle sélectionnée).</text:p>
      <text:p text:style-name="Normal">-Affichage des coefficients de chaque matière dans un tableau récapitulatif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Calibri" style:font-name-asian="Calibri" style:font-name-complex="Calibri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PJ</meta:initial-creator>
    <meta:creation-date>2011-10-20T14:45:00Z</meta:creation-date>
    <dc:date>2011-10-24T10:26:51</dc:date>
    <meta:editing-cycles>3</meta:editing-cycles>
    <meta:editing-duration>PT43S</meta:editing-duration>
    <meta:document-statistic meta:table-count="0" meta:image-count="0" meta:object-count="0" meta:page-count="1" meta:paragraph-count="12" meta:word-count="124" meta:character-count="779"/>
    <meta:template xlink:type="simple" xlink:actuate="onRequest" xlink:title="" xlink:href="Normal"/>
  </office:meta>
</office:document-meta>
</file>